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ID</text:p>
          </draw:text-box>
        </draw:frame>
        <draw:frame presentation:style-name="pr2" draw:layer="layout" svg:width="25.199cm" svg:height="15.086cm" svg:x="1.4cm" svg:y="4.914cm" presentation:class="outline" presentation:user-transformed="true">
          <draw:text-box>
            <text:list text:style-name="L2">
              <text:list-item>
                <text:p>Virtualização (Ferramentas)</text:p>
                <text:list>
                  <text:list-item>
                    <text:p>Informações Gerais</text:p>
                  </text:list-item>
                  <text:list-item>
                    <text:p>Vantagens e Desvantagens</text:p>
                  </text:list-item>
                  <text:list-item>
                    <text:p>Configurar hardware compatível com RAID</text:p>
                  </text:list-item>
                </text:list>
              </text:list-item>
              <text:list-item>
                <text:p>Sistema operacional versão Server com suporte a RAID via software</text:p>
                <text:list>
                  <text:list-item>
                    <text:p>Informaçẽos gerais</text:p>
                  </text:list-item>
                  <text:list-item>
                    <text:p>Vantagens e Desvantagens</text:p>
                  </text:list-item>
                </text:list>
              </text:list-item>
              <text:list-item>
                <text:p>Comparação entre RAID’s a partir de seus objetivos</text:p>
                <text:list>
                  <text:list-item>
                    <text:p>Exemplo: Objetivo da RAID = maior velocidade = fazer testes de velocidade.</text:p>
                  </text:list-item>
                  <text:list-item>
                    <text:p>Objetivo = segurança dos dados = fazer testes de recuperação de desastre</text:p>
                  </text:list-item>
                  <text:list-item>
                    <text:p>RAID 0, 1, 2, 3, 4, 5, 0 + 1, 1 + 0</text:p>
                    <text:list>
                      <text:list-item>
                        <text:p>Informações gerais</text:p>
                      </text:list-item>
                      <text:list-item>
                        <text:p>Vantagens e Desvantage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0T19:28:29.652092679</meta:creation-date>
    <dc:date>2017-04-21T20:58:41.204034013</dc:date>
    <meta:editing-duration>P1DT28M7S</meta:editing-duration>
    <meta:editing-cycles>1</meta:editing-cycles>
    <meta:document-statistic meta:object-count="25"/>
    <meta:generator>LibreOffice/5.2.6.2$Linux_X86_64 LibreOffice_project/20$Build-2</meta:generator>
  </office:meta>
</office:document-meta>
</file>